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moryCache.initialize( CompositeCache hu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emoryCache.waterfal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GroupKeys( String grou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moryCach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moryCache.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mory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MemoryCache.getComposi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setCacheAttributes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moryCache.getQui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